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5d19f" officeooo:paragraph-rsid="0005d19f"/>
    </style:style>
    <style:style style:name="P2" style:family="paragraph" style:parent-style-name="Text_20_body">
      <style:text-properties officeooo:rsid="0009d247" officeooo:paragraph-rsid="0009d247"/>
    </style:style>
    <style:style style:name="P3" style:family="paragraph" style:parent-style-name="Text_20_body">
      <style:text-properties officeooo:rsid="000bb4b6" officeooo:paragraph-rsid="000bb4b6"/>
    </style:style>
    <style:style style:name="P4" style:family="paragraph" style:parent-style-name="Text_20_body">
      <style:text-properties officeooo:rsid="000cff80" officeooo:paragraph-rsid="000cff80"/>
    </style:style>
    <style:style style:name="P5" style:family="paragraph" style:parent-style-name="Text_20_body">
      <style:text-properties officeooo:rsid="000e2565" officeooo:paragraph-rsid="000e2565"/>
    </style:style>
    <style:style style:name="T1" style:family="text">
      <style:text-properties officeooo:rsid="0005d19f"/>
    </style:style>
    <style:style style:name="T2" style:family="text">
      <style:text-properties officeooo:rsid="0007cc4b"/>
    </style:style>
    <style:style style:name="T3" style:family="text">
      <style:text-properties officeooo:rsid="0009b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ep=1 html- <text:span text:style-name="T1">para type number,</text:span></text:h>
      <text:p text:style-name="P1">alt en imagenes obligado</text:p>
      <text:p text:style-name="P1">&lt;<text:span text:style-name="T2">a href=”no_existo.html</text:span>?<text:span text:style-name="T2">cod_grupo=32&amp;grupo=U2&gt;Intentalo&lt;/a&gt;====no pasar por el servidor en enlaces</text:span></text:p>
      <text:p text:style-name="P2">pastie.org</text:p>
      <text:p text:style-name="P3">htmlcolorcodes.com</text:p>
      <text:p text:style-name="P4">iloveimg.com/es/recortar-imagen</text:p>
      <text:p text:style-name="P4"/>
      <text:p text:style-name="P5">css lvha---------live visited hover activ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8:14:35.485000000</meta:creation-date>
    <meta:generator>LibreOffice/7.1.4.2$Windows_X86_64 LibreOffice_project/a529a4fab45b75fefc5b6226684193eb000654f6</meta:generator>
    <dc:date>2021-11-12T21:42:22.324000000</dc:date>
    <meta:editing-duration>PT46M58S</meta:editing-duration>
    <meta:editing-cycles>3</meta:editing-cycles>
    <meta:document-statistic meta:table-count="0" meta:image-count="0" meta:object-count="0" meta:page-count="1" meta:paragraph-count="7" meta:word-count="26" meta:character-count="253" meta:non-whitespace-character-count="235"/>
  </office:meta>
</office:document-meta>
</file>